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 (though that should never come up since he’s Ultra Rare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create Ultra Rares or Mystery Boxes; unique animation for the present box</text:p>
          </table:table-cell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5T21:55:26.710777093</dc:date>
    <meta:editing-duration>P2DT18H34M53S</meta:editing-duration>
    <meta:editing-cycles>453</meta:editing-cycles>
    <meta:document-statistic meta:table-count="9" meta:cell-count="1411" meta:object-count="0"/>
  </office:meta>
</office:document-meta>
</file>